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0000000400C24D232E6AC0BD06.png" manifest:media-type="image/png"/>
  <manifest:file-entry manifest:full-path="Pictures/1000000000000400000004002DE2F8A35B3BA8B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ffff00" fo:padding="0cm" fo:border="none" style:writing-mode="page">
        <style:background-image/>
      </style:table-cell-properties>
    </style:style>
    <style:style style:name="Table1.A2" style:family="table-cell">
      <style:table-cell-properties fo:padding="0cm" fo:border="none" style:writing-mode="page"/>
    </style:style>
    <style:style style:name="Table1.B2" style:family="table-cell">
      <style:table-cell-properties fo:padding="0cm" fo:border="none" style:writing-mode="page"/>
    </style:style>
    <style:style style:name="Table1.A3" style:family="table-cell">
      <style:table-cell-properties fo:padding="0cm" fo:border="none" style:writing-mode="page"/>
    </style:style>
    <style:style style:name="Table1.B3" style:family="table-cell">
      <style:table-cell-properties fo:padding="0cm" fo:border="none" style:writing-mode="page"/>
    </style:style>
    <style:style style:name="P1" style:family="paragraph" style:parent-style-name="Footer">
      <style:paragraph-properties fo:text-align="end" style:justify-single-word="false"/>
      <style:text-properties officeooo:rsid="001b25b6" officeooo:paragraph-rsid="001fd3a5"/>
    </style:style>
    <style:style style:name="P2" style:family="paragraph" style:parent-style-name="Header">
      <style:paragraph-properties fo:text-align="end" style:justify-single-word="false"/>
      <style:text-properties officeooo:rsid="00191226" officeooo:paragraph-rsid="001fd3a5"/>
    </style:style>
    <style:style style:name="P3" style:family="paragraph" style:parent-style-name="Header">
      <style:paragraph-properties fo:text-align="end" style:justify-single-word="false"/>
      <style:text-properties fo:color="#ff0000" loext:opacity="100%" fo:font-size="20pt" style:text-underline-style="solid" style:text-underline-width="auto" style:text-underline-color="font-color" fo:font-weight="bold" officeooo:rsid="00191226" officeooo:paragraph-rsid="001fd3a5" style:font-size-asian="20pt" style:font-weight-asian="bold" style:font-size-complex="20pt" style:font-weight-complex="bold"/>
    </style:style>
    <style:style style:name="P4" style:family="paragraph" style:parent-style-name="Standard">
      <style:paragraph-properties fo:text-align="justify" style:justify-single-word="false"/>
      <style:text-properties style:font-name="arial" fo:font-size="12pt" officeooo:rsid="00191226" officeooo:paragraph-rsid="001fd3a5" style:font-size-asian="10.5pt" style:font-size-complex="12pt"/>
    </style:style>
    <style:style style:name="P5" style:family="paragraph" style:parent-style-name="Standard">
      <style:paragraph-properties fo:text-align="justify" style:justify-single-word="false"/>
      <style:text-properties style:font-name="arial" fo:font-size="12pt" officeooo:rsid="00215001" officeooo:paragraph-rsid="00215001" style:font-size-asian="10.5pt" style:font-size-complex="12pt"/>
    </style:style>
    <style:style style:name="P6" style:family="paragraph" style:parent-style-name="Standard">
      <style:paragraph-properties fo:text-align="justify" style:justify-single-word="false"/>
      <style:text-properties style:font-name="arial" fo:font-size="15pt" fo:font-weight="bold" officeooo:rsid="00191226" officeooo:paragraph-rsid="001fd3a5" style:font-size-asian="15pt" style:font-weight-asian="bold" style:font-size-complex="15pt" style:font-weight-complex="bold"/>
    </style:style>
    <style:style style:name="P7" style:family="paragraph" style:parent-style-name="Standard">
      <style:paragraph-properties fo:text-align="justify" style:justify-single-word="false"/>
      <style:text-properties style:font-name="arial" fo:font-size="15pt" fo:font-weight="bold" officeooo:rsid="00215001" officeooo:paragraph-rsid="00215001" style:font-size-asian="15pt" style:font-weight-asian="bold" style:font-size-complex="15pt" style:font-weight-complex="bold"/>
    </style:style>
    <style:style style:name="P8" style:family="paragraph" style:parent-style-name="Standard">
      <style:text-properties officeooo:paragraph-rsid="00215001"/>
    </style:style>
    <style:style style:name="P9" style:family="paragraph" style:parent-style-name="Table_20_Contents">
      <style:paragraph-properties fo:text-align="justify" style:justify-single-word="false"/>
      <style:text-properties style:font-name="arial" fo:font-size="14pt" fo:font-weight="bold" officeooo:rsid="00191226" officeooo:paragraph-rsid="001fd3a5" style:font-size-asian="14pt" style:font-weight-asian="bold" style:font-size-complex="14pt" style:font-weight-complex="bold"/>
    </style:style>
    <style:style style:name="P10" style:family="paragraph" style:parent-style-name="Table_20_Contents">
      <style:paragraph-properties fo:text-align="justify" style:justify-single-word="false"/>
      <style:text-properties style:font-name="arial" fo:font-size="12pt" officeooo:rsid="00191226" officeooo:paragraph-rsid="001fd3a5" style:font-size-asian="10.5pt" style:font-size-complex="12pt"/>
    </style:style>
    <style:style style:name="P11" style:family="paragraph" style:parent-style-name="Table_20_Contents">
      <style:paragraph-properties fo:text-align="justify" style:justify-single-word="false"/>
      <style:text-properties style:font-name="arial" fo:font-size="12pt" officeooo:rsid="00197401" officeooo:paragraph-rsid="001fd3a5" style:font-size-asian="10.5pt" style:font-size-complex="12pt"/>
    </style:style>
    <style:style style:name="P12" style:family="paragraph" style:parent-style-name="Table_20_Contents">
      <style:paragraph-properties fo:text-align="justify" style:justify-single-word="false"/>
      <style:text-properties style:font-name="arial" fo:font-size="12pt" officeooo:rsid="001fd3a5" officeooo:paragraph-rsid="001fd3a5" style:font-size-asian="10.5pt" style:font-size-complex="12pt"/>
    </style:style>
    <style:style style:name="P13" style:family="paragraph" style:parent-style-name="Text_20_body">
      <style:text-properties style:font-name="arial" fo:font-size="12pt" officeooo:rsid="00215001" officeooo:paragraph-rsid="00215001" style:font-size-asian="10.5pt" style:font-size-complex="12pt"/>
    </style:style>
    <style:style style:name="P14" style:family="paragraph" style:parent-style-name="Text_20_body">
      <style:paragraph-properties fo:text-align="justify" style:justify-single-word="false"/>
      <style:text-properties style:font-name="arial" fo:font-size="12pt" officeooo:rsid="00215001" officeooo:paragraph-rsid="00215001" style:font-size-asian="10.5pt" style:font-size-complex="12pt"/>
    </style:style>
    <style:style style:name="P15" style:family="paragraph" style:parent-style-name="Text_20_body">
      <style:text-properties style:font-name="arial" fo:font-size="12pt" officeooo:rsid="00215001" officeooo:paragraph-rsid="00215001" style:font-size-asian="10.5pt" style:font-size-complex="12pt"/>
    </style:style>
    <style:style style:name="P16" style:family="paragraph" style:parent-style-name="Text_20_body">
      <style:text-properties style:font-name="arial"/>
    </style:style>
    <style:style style:name="P17" style:family="paragraph" style:parent-style-name="Text_20_body">
      <style:text-properties style:font-name="arial" fo:font-size="15pt" fo:font-weight="bold" officeooo:rsid="00215001" officeooo:paragraph-rsid="00215001" style:font-size-asian="15pt" style:font-weight-asian="bold" style:font-size-complex="15pt" style:font-weight-complex="bold"/>
    </style:style>
    <style:style style:name="P18" style:family="paragraph" style:parent-style-name="Text_20_body">
      <style:text-properties officeooo:paragraph-rsid="00215001"/>
    </style:style>
    <style:style style:name="T1" style:family="text">
      <style:text-properties officeooo:rsid="001fd3a5"/>
    </style:style>
    <style:style style:name="T2" style:family="text">
      <style:text-properties fo:font-weight="bold" style:font-weight-asian="bold" style:font-weight-complex="bold"/>
    </style:style>
    <style:style style:name="T3" style:family="text">
      <style:text-properties officeooo:rsid="00197401"/>
    </style:style>
    <style:style style:name="T4" style:family="text">
      <style:text-properties style:font-name="arial"/>
    </style:style>
    <style:style style:name="T5" style:family="text">
      <style:text-properties style:font-name="arial" fo:font-size="12pt" fo:font-weight="normal" officeooo:rsid="001cf61e" style:font-size-asian="10.5pt" style:font-weight-asian="normal" style:font-size-complex="12pt" style:font-weight-complex="normal"/>
    </style:style>
    <style:style style:name="T6" style:family="text">
      <style:text-properties style:font-name="arial" fo:font-size="12pt" fo:font-weight="normal" officeooo:rsid="002170cf" style:font-size-asian="10.5pt" style:font-weight-asian="normal" style:font-size-complex="12pt" style:font-weight-complex="normal"/>
    </style:style>
    <style:style style:name="T7" style:family="text">
      <style:text-properties style:font-name="arial" officeooo:rsid="001e5ac9"/>
    </style:style>
    <style:style style:name="T8" style:family="text">
      <style:text-properties style:font-name="arial" officeooo:rsid="00215001"/>
    </style:style>
    <style:style style:name="T9" style:family="text">
      <style:text-properties style:font-name="arial" officeooo:rsid="001fb808"/>
    </style:style>
    <style:style style:name="T10" style:family="text">
      <style:text-properties officeooo:rsid="002170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Objetivo da Reunião</text:p>
      <text:p text:style-name="P4"/>
      <text:p text:style-name="P4">Discutir e recolher os requisitos para o desenvolvimento de um sistema de gestão de alugueres de veículos para <text:span text:style-name="T3">as S</text:span>tands.</text:p>
      <text:p text:style-name="P4"/>
      <text:p text:style-name="P6">2. Participantes Presentes</text:p>
      <text:p text:style-name="P4"/>
      <table:table table:name="Table1" table:style-name="Table1">
        <table:table-column table:style-name="Table1.A"/>
        <table:table-column table:style-name="Table1.B"/>
        <table:table-row>
          <table:table-cell table:style-name="Table1.A1" office:value-type="string">
            <text:p text:style-name="P9">Nome</text:p>
          </table:table-cell>
          <table:table-cell table:style-name="Table1.A1" office:value-type="string">
            <text:p text:style-name="P9">Posição</text:p>
          </table:table-cell>
        </table:table-row>
        <table:table-row>
          <table:table-cell table:style-name="Table1.A2" office:value-type="string">
            <text:p text:style-name="P12">D. Clara</text:p>
          </table:table-cell>
          <table:table-cell table:style-name="Table1.B2" office:value-type="string">
            <text:p text:style-name="P10">Gestor<text:span text:style-name="T1">a</text:span> da Stand de <text:span text:style-name="T1">Ponta Delgada</text:span></text:p>
            <text:p text:style-name="P10"/>
          </table:table-cell>
        </table:table-row>
        <table:table-row>
          <table:table-cell table:style-name="Table1.A2" office:value-type="string">
            <text:p text:style-name="P12">Engenheiro Manuel</text:p>
          </table:table-cell>
          <table:table-cell table:style-name="Table1.B2" office:value-type="string">
            <text:p text:style-name="P12">Engenheiro de Análise de Dados</text:p>
            <text:p text:style-name="P11"/>
          </table:table-cell>
        </table:table-row>
      </table:table>
      <text:p text:style-name="P4"/>
      <text:p text:style-name="P4"/>
      <text:p text:style-name="P7">3. Requisitos Identificados</text:p>
      <text:p text:style-name="P5"/>
      <text:p text:style-name="P14"><text:tab/>Na reunião realizada, foram definidos os requisitos para o sistema de gestão de alugueres de veículos de um Stand. O sistema deve permitir que um cliente tenha vários alugueres registados, enquanto cada Stand é responsável por registar os alugueres, gerir os seus funcionários e manter o inventário de veículos disponíveis. Um veículo pode estar associado a múltiplos alugueres ao longo do tempo, indicando que pode ser alugado por diferentes clientes em momentos distintos.</text:p>
      <text:p text:style-name="P16"><text:tab/>Em termos de <text:span text:style-name="T2">manipulação de dados</text:span>, o sistema deve ser capaz de gerar tabelas organizadas de contactos, tanto de clientes como de funcionários, ordenadas por ordem numérica, seja por identificação ou número de telefone. Além disso, deve ser possível criar uma lista das marcas dos veículos, apresentada por ordem alfabética, para facilitar a consulta e gestão do inventário.</text:p>
      <text:p text:style-name="P16"><text:tab/>No que diz respeito ao <text:span text:style-name="T2">controlo de acesso</text:span>, os funcionários terão permissões limitadas, podendo apenas consultar alugueres que não tenham sido realizados por eles próprios. Isto garante que não haja conflitos de interesse ou acesso indevido a informações pessoais. Por outro lado, os administradores terão acesso total ao sistema, com permissões para criar, ler, atualizar e eliminar registos de veículos, funcionários e alugueres. Apenas os administradores terão controlo completo sobre todas as operações do Stand, assegurando a segurança e integridade dos dados.</text:p>
      <text:p text:style-name="P16"><text:soft-page-break/></text:p>
      <text:p text:style-name="P17">4. Próximos Passos</text:p>
      <text:p text:style-name="P18"><text:span text:style-name="T5">Após a reunião inicial com os </text:span><text:span text:style-name="T6">gestore</text:span><text:span text:style-name="T5">s, foram definidas as seguintes ações para avançar com o projeto:</text:span></text:p>
      <text:p text:style-name="P18"><text:span text:style-name="T4"><text:tab/></text:span><text:span text:style-name="T8">Primeiramente</text:span><text:span text:style-name="T4">, serão desenvolvidos </text:span><text:span text:style-name="Strong_20_Emphasis"><text:span text:style-name="T4">questionários dirigidos aos funcionários</text:span></text:span><text:span text:style-name="T4">, com o objetivo de recolher informações detalhadas sobre os seus fluxos de trabalho, necessidades específicas e eventuais dificuldades no atual sistema de gestão.</text:span></text:p>
      <text:p text:style-name="P18"><text:span text:style-name="T4"><text:tab/>Paralelamente, serão elaborados </text:span><text:span text:style-name="Strong_20_Emphasis"><text:span text:style-name="T4">questionários anónimos para os clientes</text:span></text:span><text:span text:style-name="T4">, permitindo avaliar a sua experiência </text:span><text:span text:style-name="T7">e</text:span><text:span text:style-name="T4"> compreender as suas expectativas em relação ao novo sistema.</text:span></text:p>
      <text:p text:style-name="P13"><text:span text:style-name="T4"><text:tab/>Por fim, após a recolha de todos os dados, será realizada uma </text:span><text:span text:style-name="Strong_20_Emphasis"><text:span text:style-name="T4">validação formal dos requisitos</text:span></text:span><text:span text:style-name="T4"> com </text:span><text:span text:style-name="T7">o Sr. Abílio</text:span><text:span text:style-name="T4">, garantindo que as necessidades do negócio estão devidamente refletidas no projeto antes do início do desenvolvimento.</text:span></text:p>
      <text:p text:style-name="P13"/>
      <text:p text:style-name="P17">5. Data da Próxima Reunião</text:p>
      <text:p text:style-name="P8"><text:span text:style-name="T8"><text:tab/>A última reunião</text:span><text:span text:style-name="T4">, no </text:span><text:span text:style-name="Strong_20_Emphasis"><text:span text:style-name="T4">dia 20 de março de 2025, às 10h00</text:span></text:span><text:span text:style-name="T4">, realizar-se-á na </text:span><text:span text:style-name="Strong_20_Emphasis"><text:span text:style-name="T4">Stand de Felgueiras</text:span></text:span><text:span text:style-name="T4"> a sessão formal de </text:span><text:span text:style-name="Strong_20_Emphasis"><text:span text:style-name="T4">Validação dos Requisitos</text:span></text:span><text:span text:style-name="T4">. Nesta reunião decisiva, </text:span><text:span text:style-name="T9">será</text:span><text:span text:style-name="T4"> f</text:span><text:span text:style-name="T9">eita</text:span><text:span text:style-name="T4"> uma revisão completa dos requisitos recolhidos, assegurando que todas as necessidades do negócio estão corretamente mapeadas e que o projeto pode avançar para a fase de </text:span><text:span text:style-name="T9">modelação</text:span><text:span text:style-name="T4"> sem ambiguidades.</text:span></text:p>
      <text:p text:style-name="P13"><text:tab/>Isto permitirá garantir um alinhamento contínuo entre todas as partes envolvidas, assegurando a qualidade e adequação da solução fin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ff0000" loext:opacity="100%" fo:font-size="20pt" style:text-underline-style="solid" style:text-underline-width="auto" style:text-underline-color="font-color" fo:font-weight="bold" officeooo:rsid="00191226" officeooo:paragraph-rsid="001fd3a5" style:font-size-asian="20pt" style:font-weight-asian="bold" style:font-size-complex="20pt" style:font-weight-complex="bold"/>
    </style:style>
    <style:style style:name="MP2" style:family="paragraph" style:parent-style-name="Header">
      <style:paragraph-properties fo:text-align="end" style:justify-single-word="false"/>
      <style:text-properties officeooo:rsid="00191226" officeooo:paragraph-rsid="001fd3a5"/>
    </style:style>
    <style:style style:name="MP3" style:family="paragraph" style:parent-style-name="Footer">
      <style:paragraph-properties fo:text-align="end" style:justify-single-word="false"/>
      <style:text-properties officeooo:rsid="001b25b6" officeooo:paragraph-rsid="001fd3a5"/>
    </style:style>
    <style:style style:name="MT1" style:family="text">
      <style:text-properties officeooo:rsid="001fd3a5"/>
    </style:style>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316cm" svg:y="-0.291cm" svg:width="3.404cm" svg:height="3.404cm" draw:z-index="1"><draw:image xlink:href="Pictures/1000000000000400000004002DE2F8A35B3BA8B4.png" xlink:type="simple" xlink:show="embed" xlink:actuate="onLoad" draw:mime-type="image/png"/></draw:frame>Levantamento de Requisitos</text:p>
        <text:p text:style-name="MP2"/>
        <text:p text:style-name="MP2">Data: <text:span text:style-name="MT1">7</text:span>/03/2025 <text:s text:c="23"/></text:p>
        <text:p text:style-name="MP2">Horário: <text:span text:style-name="MT1">09</text:span>h00 <text:span text:style-name="MT1">(hora local) <text:s text:c="5"/></text:span></text:p>
        <text:p text:style-name="MP2">Local: Stand de <text:span text:style-name="MT1">Ponta Delgada</text:span></text:p>
      </style:header>
      <style:footer>
        <text:p text:style-name="MP3"><draw:frame draw:style-name="Mfr1" draw:name="Image4" text:anchor-type="char" svg:x="0.441cm" svg:y="-0.393cm" svg:width="3.325cm" svg:height="3.325cm" draw:z-index="3"><draw:image xlink:href="Pictures/100000000000040000000400C24D232E6AC0BD06.png" xlink:type="simple" xlink:show="embed" xlink:actuate="onLoad" draw:mime-type="image/png"/></draw:frame></text:p>
        <text:p text:style-name="MP3"><text:span text:style-name="MT2"/></text:p>
        <text:p text:style-name="MP3">@<text:span text:style-name="MT2">Trivial BD</text:span></text:p>
        <text:p text:style-name="MP3"/>
        <text:p text:style-name="MP3"><text:span text:style-name="MT2"/></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8T17:23:48.472943763</meta:creation-date>
    <dc:date>2025-04-18T17:40:18.997772446</dc:date>
    <meta:editing-duration>PT6M30S</meta:editing-duration>
    <meta:editing-cycles>1</meta:editing-cycles>
    <meta:document-statistic meta:table-count="1" meta:image-count="2" meta:object-count="0" meta:page-count="2" meta:paragraph-count="26" meta:word-count="467" meta:character-count="3141" meta:non-whitespace-character-count="2662"/>
    <meta:generator>LibreOffice/7.3.7.2$Linux_X86_64 LibreOffice_project/30$Build-2</meta:generator>
  </office:meta>
</office:document-meta>
</file>